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3"/>
    <style:style style:name="P3" style:family="paragraph" style:parent-style-name="Preformatted_20_Text" style:list-style-name="L3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cture 2: Structure of an HTML Document</text:h>
      <text:p text:style-name="Text_20_body"/>
      <text:p text:style-name="Text_20_body">1. Overview</text:p>
      <text:p text:style-name="Text_20_body">A complete HTML document follows a predictable blueprint made of required structural elements. This lecture demonstrates how to build a simple webpage for a restaurant called “Little Lemon,” while introducing the essential parts of an HTML file and how to view it locally in a browser.</text:p>
      <text:p text:style-name="Text_20_body">2. Viewing HTML Files Locally</text:p>
      <text:p text:style-name="Text_20_body">HTML files do not need to be uploaded to a web server. You can save them on your computer and open them directly in any browser. This makes HTML ideal for practicing and testing pages offline.</text:p>
      <text:p text:style-name="Text_20_body">3. Creating an HTML File in Visual Studio Code</text:p>
      <text:p text:style-name="Text_20_body">Steps used in the example:</text:p>
      <text:p text:style-name="Text_20_body">- Right‑click in the Explorer panel → New File</text:p>
      <text:p text:style-name="Text_20_body">- Name it index.html</text:p>
      <text:p text:style-name="Text_20_body">- Begin adding the required HTML structure</text:p>
      <text:p text:style-name="Text_20_body"/>
      <text:p text:style-name="Text_20_body">4. Required Structure of an HTML Document</text:p>
      <text:p text:style-name="Text_20_body">4.1 DOCTYPE Declaration</text:p>
      <text:p text:style-name="Text_20_body">Placed at the very top:</text:p>
      <text:p text:style-name="Text_20_body">&lt;!DOCTYPE html&gt;</text:p>
      <text:p text:style-name="Text_20_body">This tells the browser that the file is an HTML document.</text:p>
      <text:p text:style-name="Text_20_body">4.2 Root &lt;html&gt; Element</text:p>
      <text:p text:style-name="Text_20_body">All content is wrapped inside the &lt;html&gt; tag. It contains two major sections: head and body.</text:p>
      <text:p text:style-name="Text_20_body">5. The &lt;head&gt; Section</text:p>
      <text:p text:style-name="Text_20_body">Nothing inside &lt;head&gt; is displayed on the webpage itself. It contains metadata and configuration for the browser.</text:p>
      <text:p text:style-name="Text_20_body"/>
      <text:p text:style-name="Text_20_body"><text:soft-page-break/>Common elements inside &lt;head&gt;:</text:p>
      <text:p text:style-name="Text_20_body">- &lt;title&gt; — text shown in the browser tab</text:p>
      <text:p text:style-name="Text_20_body">- Meta tags — describe the page (description, keywords, author)</text:p>
      <text:p text:style-name="Text_20_body">- Links to CSS files — used later for styling</text:p>
      <text:p text:style-name="Text_20_body">Example:</text:p>
      <text:p text:style-name="Text_20_body">&lt;head&gt;</text:p>
      <text:p text:style-name="Text_20_body"><text:s text:c="2"/>&lt;title&gt;Little Lemon&lt;/title&gt;</text:p>
      <text:p text:style-name="Text_20_body">&lt;/head&gt;</text:p>
      <text:p text:style-name="Text_20_body">6. The &lt;body&gt; Section</text:p>
      <text:p text:style-name="Text_20_body">Everything inside &lt;body&gt; is visible on the webpage. This is where you place headings, paragraphs, images, videos, and all content.</text:p>
      <text:p text:style-name="Text_20_body">Example from the lecture:</text:p>
      <text:p text:style-name="Text_20_body">- Main heading:</text:p>
      <text:p text:style-name="Text_20_body"><text:s text:c="2"/>&lt;h1&gt;Our Menu&lt;/h1&gt;</text:p>
      <text:p text:style-name="Text_20_body">- Subheadings for menu items:</text:p>
      <text:p text:style-name="Text_20_body"><text:s text:c="2"/>&lt;h2&gt;Falafel&lt;/h2&gt;</text:p>
      <text:p text:style-name="Text_20_body"><text:s text:c="2"/>&lt;h2&gt;Pasta Salad&lt;/h2&gt;</text:p>
      <text:p text:style-name="Text_20_body">- Descriptions using paragraphs:</text:p>
      <text:p text:style-name="Text_20_body"><text:s text:c="2"/>&lt;p&gt;Chickpea, herbs, and spices.&lt;/p&gt;</text:p>
      <text:p text:style-name="Text_20_body"><text:s text:c="2"/>&lt;p&gt;Lettuce, vegetables, and mozzarella.&lt;/p&gt;</text:p>
      <text:p text:style-name="Text_20_body">7. Saving and Viewing the Page</text:p>
      <text:p text:style-name="Text_20_body">To update the webpage:</text:p>
      <text:p text:style-name="Text_20_body">- Save the file (Ctrl + S or Cmd + S)</text:p>
      <text:p text:style-name="Text_20_body">- Right‑click the file → Reveal in File Explorer / Finder</text:p>
      <text:p text:style-name="Text_20_body">- Double‑click index.html to open it in your browser</text:p>
      <text:p text:style-name="Text_20_body"><text:soft-page-break/></text:p>
      <text:p text:style-name="Text_20_body">The browser will display:</text:p>
      <text:p text:style-name="Text_20_body">- The title from the &lt;title&gt; tag in the tab</text:p>
      <text:p text:style-name="Text_20_body">- The headings and paragraphs in the main window</text:p>
      <text:p text:style-name="Text_20_body">8. Full HTML Code Produced in This Lecture</text:p>
      <text:p text:style-name="Text_20_body">This is the complete code for the Little Lemon menu page exactly as built in the video:</text:p>
      <text:p text:style-name="Text_20_body">&lt;!DOCTYPE html&gt;</text:p>
      <text:p text:style-name="Text_20_body">&lt;html&gt;</text:p>
      <text:p text:style-name="Text_20_body"><text:s text:c="2"/>&lt;head&gt;</text:p>
      <text:p text:style-name="Text_20_body"><text:s text:c="4"/>&lt;title&gt;Little Lemon&lt;/title&gt;</text:p>
      <text:p text:style-name="Text_20_body"><text:s text:c="4"/>&lt;meta name="description" content="Little Lemon Restaurant Menu"&gt;</text:p>
      <text:p text:style-name="Text_20_body"><text:s text:c="4"/>&lt;meta name="keywords" content="restaurant, food, menu, Little Lemon"&gt;</text:p>
      <text:p text:style-name="Text_20_body"><text:s text:c="4"/>&lt;meta name="author" content="Little Lemon"&gt;</text:p>
      <text:p text:style-name="Text_20_body"><text:s text:c="2"/>&lt;/head&gt;</text:p>
      <text:p text:style-name="Text_20_body"><text:s text:c="2"/>&lt;body&gt;</text:p>
      <text:p text:style-name="Text_20_body"><text:s text:c="4"/>&lt;h1&gt;Our Menu&lt;/h1&gt;</text:p>
      <text:p text:style-name="Text_20_body"><text:s text:c="4"/>&lt;h2&gt;Falafel&lt;/h2&gt;</text:p>
      <text:p text:style-name="Text_20_body"><text:s text:c="4"/>&lt;p&gt;Chickpea, herbs, and spices.&lt;/p&gt;</text:p>
      <text:p text:style-name="Text_20_body"><text:s text:c="4"/>&lt;h2&gt;Pasta Salad&lt;/h2&gt;</text:p>
      <text:p text:style-name="Text_20_body"><text:s text:c="4"/>&lt;p&gt;Lettuce, vegetables, and mozzarella.&lt;/p&gt;</text:p>
      <text:p text:style-name="Text_20_body"><text:s text:c="2"/>&lt;/body&gt;</text:p>
      <text:p text:style-name="Text_20_body">&lt;/html&gt;</text:p>
      <text:p text:style-name="Text_20_body">9. Key Takeaways</text:p>
      <text:p text:style-name="Text_20_body">- HTML files can be viewed locally without a web server.</text:p>
      <text:p text:style-name="Text_20_body"><text:soft-page-break/>- Every HTML document begins with &lt;!DOCTYPE html&gt;.</text:p>
      <text:p text:style-name="Text_20_body">- The &lt;html&gt; element contains two main parts:</text:p>
      <text:p text:style-name="Text_20_body"><text:s text:c="2"/>- &lt;head&gt; — metadata, title, links</text:p>
      <text:p text:style-name="Text_20_body"><text:s text:c="2"/>- &lt;body&gt; — visible content</text:p>
      <text:p text:style-name="Text_20_body">- Headings (&lt;h1&gt;, &lt;h2&gt;) and paragraphs (&lt;p&gt;) form the basic building blocks of a webpage.</text:p>
      <text:p text:style-name="Text_20_body">- Saving and refreshing the browser lets you see updates immediately.</text:p>
      <text:p text:style-name="Text_20_body">- Practicing with simple pages helps you recognize HTML tags on real websit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03T15:35:49.632000000</dc:date>
    <meta:editing-duration>PT13M30S</meta:editing-duration>
    <meta:editing-cycles>1</meta:editing-cycles>
    <meta:generator>LibreOffice/7.3.4.2$Windows_X86_64 LibreOffice_project/728fec16bd5f605073805c3c9e7c4212a0120dc5</meta:generator>
    <meta:document-statistic meta:table-count="0" meta:image-count="0" meta:object-count="0" meta:page-count="4" meta:paragraph-count="73" meta:word-count="494" meta:character-count="3108" meta:non-whitespace-character-count="2622"/>
  </office:meta>
</office:document-meta>
</file>